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5-03-0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4-09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4-04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3-11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3-04-07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2-11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2-04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1-10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1-04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0-11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20-0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9-10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9-05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9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8-10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8-04-1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8-04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7-10-1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7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6-10-27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6-05-18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6-02-0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5-10-2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5-08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5-04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4-10-2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4-10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4-04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3-11-2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3-10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3-04-1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2-10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2-10-1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2-04-0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1-10-1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1-10-0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1-04-21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0-10-27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0-10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10-04-14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9-10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9-10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9-04-15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8-10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8-10-2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8-04-1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7-11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7-10-0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7-04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6-11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6-10-1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6-05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5-10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5-04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4-10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4-08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4-04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3-11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3-04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9-08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37076061002</text:p>
          </table:table-cell>
          <table:table-cell office:value-type="string" calcext:value-type="string">
            <text:p>62A <text:s/>3 SOW 097B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2" meta:object-count="0"/>
    <meta:user-defined meta:name="AppVersion">3.0</meta:user-defined>
  </office:meta>
</office:document-meta>
</file>